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0pt" fo:font-style="italic" fo:font-weight="bold" style:font-name-asian="Arial2" style:font-size-asian="10pt" style:font-style-asian="italic" style:font-weight-asian="bold" style:font-name-complex="Arial2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5" style:family="paragraph" style:parent-style-name="Standard" style:master-page-name="First_20_Page">
      <style:paragraph-properties fo:margin-left="0cm" fo:margin-right="0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2" style:family="paragraph" style:parent-style-name="Standard">
      <style:text-properties fo:color="#000000" style:font-name="Arial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14" style:family="paragraph" style:parent-style-name="Standard">
      <style:text-properties fo:color="#000000" style:font-name="Arial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style="italic" fo:font-weight="bold" style:font-name-asian="Arial2" style:font-size-asian="10pt" style:font-style-asian="italic" style:font-weight-asian="bold" style:font-name-complex="Arial2" style:font-size-complex="10pt" style:font-style-complex="italic" style:font-weight-complex="bold"/>
    </style:style>
    <style:style style:name="P17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0pt" style:font-size-asian="10pt" style:font-size-complex="10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enTetesDecision#%</text:p>
      <text:p text:style-name="P12"/>
      <text:p text:style-name="P14"/>
      <text:p text:style-name="P15">%=LETTRE_CONCERNE=%</text:p>
      <text:p text:style-name="P9"/>
      <text:p text:style-name="P12"/>
      <text:p text:style-name="P13">%=titreTiers=%</text:p>
      <text:p text:style-name="P13"/>
      <text:p text:style-name="P13">%=LETTRE_PARA1=%<text:span text:style-name="T1">%=LETTRE_PARA1_EXPOSANT1=%</text:span> %=LETTRE_PARA1_SUITE1=%</text:p>
      <text:p text:style-name="P13"/>
      <text:p text:style-name="P11">%=LETTRE_PARA2=%<text:span text:style-name="T1">%=LETTRE_PARA2_EXPOSANT1=%</text:span> %=LETTRE_PARA2_SUITE1=%<text:span text:style-name="T1">%=LETTRE_PARA2_EXPOSANT2=%</text:span> %=LETTRE_PARA2_SUITE2=%</text:p>
      <text:p text:style-name="P13"/>
      <text:p text:style-name="P10">%=LETTRE_PARA3=%<text:span text:style-name="T1">%=LETTRE_PARA3_EXPOSANT1=%</text:span> %=LETTRE_PARA3_SUITE1=%</text:p>
      <text:list xml:id="list28594928" text:style-name="L1">
        <text:list-item>
          <text:p text:style-name="P6">%=remLineWhenBlank(LETTRE_PUCE1_A)=%</text:p>
        </text:list-item>
        <text:list-item>
          <text:p text:style-name="P6">%=remLineWhenBlank(LETTRE_PUCE1_B)=%</text:p>
        </text:list-item>
        <text:list-item>
          <text:p text:style-name="P6">%=remLineWhenBlank(LETTRE_PUCE1_C)=%</text:p>
        </text:list-item>
        <text:list-item>
          <text:p text:style-name="P6">%=remLineWhenBlank(LETTRE_PUCE1_D)=%</text:p>
        </text:list-item>
      </text:list>
      <text:p text:style-name="P8"/>
      <text:p text:style-name="P13">%=LETTRE_PARA4=%</text:p>
      <text:list xml:id="list28606357" text:style-name="L2">
        <text:list-item>
          <text:p text:style-name="P17">%=remLineWhenBlank(LETTRE_PUCE2_A)=%</text:p>
        </text:list-item>
        <text:list-item>
          <text:p text:style-name="P17">%=remLineWhenBlank(LETTRE_PUCE2_B)=%</text:p>
        </text:list-item>
        <text:list-item>
          <text:p text:style-name="P17">%=remLineWhenBlank(LETTRE_PUCE2_C)=%</text:p>
        </text:list-item>
        <text:list-item>
          <text:p text:style-name="P17">%=remLineWhenBlank(LETTRE_PUCE2_D)=%</text:p>
        </text:list-item>
      </text:list>
      <text:p text:style-name="P7"/>
      <text:p text:style-name="P10"><text:span text:style-name="T2">%=remLineWhenBlank(LETTRE_PARA5,1)=%</text:span><text:span text:style-name="T1">%=LETTRE_PARA5_EXPOSANT1=%</text:span><text:span text:style-name="T2"> %=LETTRE_PARA5_SUITE1=%</text:span></text:p>
      <text:p text:style-name="P7"/>
      <text:p text:style-name="P13">%=<text:span text:style-name="T3">remLineWhenBlank(</text:span>LETTRE_PARA6,1)=%</text:p>
      <text:p text:style-name="P7"/>
      <text:p text:style-name="P13">%=remLineWhenBlank(LETTRE_PARA7,1)=%</text:p>
      <text:p text:style-name="P7"/>
      <text:p text:style-name="P13">%=remLineWhenBlank(LETTRE_PARA8,1)=%</text:p>
      <text:p text:style-name="P13"/>
      <text:p text:style-name="P18">%#include <text:s/>signatures/FVE/standard#%</text:p>
      <text:p text:style-name="P18"/>
      <text:p text:style-name="P18">%=pushToEnd()=%</text:p>
      <text:p text:style-name="P4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0pt" fo:font-style="italic" fo:font-weight="bold" style:font-name-asian="Arial2" style:font-size-asian="10pt" style:font-style-asian="italic" style:font-weight-asian="bold" style:font-name-complex="Arial2" style:font-size-complex="10pt" style:font-style-complex="italic" style:font-weight-complex="bold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MP4" style:family="paragraph" style:parent-style-name="Standard" style:master-page-name="First_20_Page">
      <style:paragraph-properties fo:margin-left="0cm" fo:margin-right="0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48cm" fo:margin-left="0cm" fo:margin-right="0cm" fo:margin-top="0.101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0.794cm" fo:margin-bottom="0.6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482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%#include <text:s/>footer/footer#%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  <text:p text:style-name="MP4">%#include <text:s/>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3-09-27T08:46:27.42</dc:date>
    <meta:print-date>2013-07-17T16:02:31.69</meta:print-date>
    <meta:editing-cycles>276</meta:editing-cycles>
    <meta:editing-duration>PT18H36M40S</meta:editing-duration>
    <meta:document-statistic meta:table-count="0" meta:image-count="0" meta:object-count="0" meta:page-count="1" meta:paragraph-count="25" meta:word-count="46" meta:character-count="1032"/>
    <meta:user-defined meta:name="Info 1"/>
    <meta:user-defined meta:name="Info 2"/>
    <meta:user-defined meta:name="Info 3"/>
    <meta:user-defined meta:name="Info 4"/>
  </office:meta>
</office:document-meta>
</file>